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ce style:name="Calibri1" svg:font-family="Calibri" style:font-family-generic="system" style:font-pitch="variable"/>
    <style:font-face style:name="DejaVu Sans Mono" svg:font-family="'DejaVu Sans Mono'" style:font-family-generic="modern" style:font-pitch="fixed"/>
    <style:font-face style:name="Fira Sans" svg:font-family="'Fira Sans'" style:font-family-generic="swiss" style:font-pitch="variable"/>
    <style:font-face style:name="Lato" svg:font-family="Lato"/>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ce style:name="Segoe UI1" svg:font-family="'Segoe UI'" style:font-family-generic="system" style:font-pitch="variable"/>
  </office:font-face-decls>
  <office:automatic-styles>
    <style:style style:name="P1" style:family="paragraph" style:parent-style-name="Heading_20_1">
      <loext:graphic-properties draw:fill-gradient-name="gradient" draw:fill-hatch-name="hatch"/>
      <style:paragraph-properties fo:margin-left="0in" fo:margin-right="0in" fo:margin-top="0.0972in" fo:margin-bottom="0in" style:contextual-spacing="false" fo:text-indent="0in" style:auto-text-indent="false"/>
      <style:text-properties officeooo:paragraph-rsid="00166eed"/>
    </style:style>
    <style:style style:name="P2" style:family="paragraph" style:parent-style-name="Text_20_body">
      <loext:graphic-properties draw:fill-gradient-name="gradient" draw:fill-hatch-name="hatch"/>
      <style:paragraph-properties fo:margin-left="0in" fo:margin-right="0in" fo:margin-top="0.0972in" fo:margin-bottom="0in" style:contextual-spacing="false" fo:text-indent="0in" style:auto-text-indent="false"/>
      <style:text-properties officeooo:paragraph-rsid="00166eed"/>
    </style:style>
    <style:style style:name="P3" style:family="paragraph" style:parent-style-name="Heading_20_1">
      <loext:graphic-properties draw:fill-gradient-name="gradient" draw:fill-hatch-name="hatch"/>
      <style:paragraph-properties fo:margin-left="0in" fo:margin-right="0in" fo:margin-top="0.0965in" fo:margin-bottom="0in" style:contextual-spacing="false" fo:text-indent="0in" style:auto-text-indent="false"/>
      <style:text-properties officeooo:paragraph-rsid="00166eed"/>
    </style:style>
    <style:style style:name="P4" style:family="paragraph" style:parent-style-name="Heading_20_1">
      <loext:graphic-properties draw:fill-gradient-name="gradient" draw:fill-hatch-name="hatch"/>
      <style:paragraph-properties fo:margin-left="0in" fo:margin-right="0in" fo:margin-top="0.098in" fo:margin-bottom="0in" style:contextual-spacing="false" fo:text-indent="0in" style:auto-text-indent="false"/>
      <style:text-properties officeooo:paragraph-rsid="00166eed"/>
    </style:style>
    <style:style style:name="P5" style:family="paragraph" style:parent-style-name="Title">
      <loext:graphic-properties draw:fill-gradient-name="gradient" draw:fill-hatch-name="hatch"/>
      <style:paragraph-properties fo:margin-left="0in" fo:margin-right="0in" fo:text-indent="0in" style:auto-text-indent="false"/>
      <style:text-properties officeooo:paragraph-rsid="00166eed"/>
    </style:style>
    <style:style style:name="P6" style:family="paragraph" style:parent-style-name="Text_20_body">
      <loext:graphic-properties draw:fill-gradient-name="gradient" draw:fill-hatch-name="hatch"/>
      <style:paragraph-properties fo:margin-left="0in" fo:margin-right="0in" fo:margin-top="0.0835in" fo:margin-bottom="0in" style:contextual-spacing="false" fo:line-height="115%" fo:text-indent="0in" style:auto-text-indent="false"/>
      <style:text-properties officeooo:paragraph-rsid="00166eed"/>
    </style:style>
    <style:style style:name="P7" style:family="paragraph" style:parent-style-name="Text_20_body">
      <loext:graphic-properties draw:fill-gradient-name="gradient" draw:fill-hatch-name="hatch"/>
      <style:paragraph-properties fo:margin-left="0in" fo:margin-right="0in" fo:margin-top="0.1264in" fo:margin-bottom="0in" style:contextual-spacing="false" fo:line-height="115%" fo:text-indent="0in" style:auto-text-indent="false"/>
      <style:text-properties officeooo:paragraph-rsid="00166eed"/>
    </style:style>
    <style:style style:name="P8" style:family="paragraph" style:parent-style-name="Text_20_body">
      <loext:graphic-properties draw:fill-gradient-name="gradient" draw:fill-hatch-name="hatch"/>
      <style:paragraph-properties fo:margin-left="0in" fo:margin-right="0in" fo:margin-top="0.0839in" fo:margin-bottom="0in" style:contextual-spacing="false" fo:line-height="115%" fo:text-indent="0in" style:auto-text-indent="false"/>
      <style:text-properties officeooo:paragraph-rsid="00166eed"/>
    </style:style>
    <style:style style:name="P9" style:family="paragraph" style:parent-style-name="Text_20_body">
      <loext:graphic-properties draw:fill-gradient-name="gradient" draw:fill-hatch-name="hatch"/>
      <style:paragraph-properties fo:margin-left="0in" fo:margin-right="0in" fo:margin-top="0.0972in" fo:margin-bottom="0in" style:contextual-spacing="false" fo:line-height="115%" fo:text-indent="0in" style:auto-text-indent="false"/>
      <style:text-properties officeooo:paragraph-rsid="00166eed"/>
    </style:style>
    <style:style style:name="P10" style:family="paragraph" style:parent-style-name="Text_20_body">
      <loext:graphic-properties draw:fill-gradient-name="gradient" draw:fill-hatch-name="hatch"/>
      <style:paragraph-properties fo:margin-left="0in" fo:margin-right="0in" fo:margin-top="0.0965in" fo:margin-bottom="0in" style:contextual-spacing="false" fo:line-height="115%" fo:text-indent="0in" style:auto-text-indent="false"/>
      <style:text-properties officeooo:paragraph-rsid="00166eed"/>
    </style:style>
    <style:style style:name="P11" style:family="paragraph" style:parent-style-name="Text_20_body">
      <loext:graphic-properties draw:fill-gradient-name="gradient" draw:fill-hatch-name="hatch"/>
      <style:paragraph-properties fo:margin-left="0in" fo:margin-right="0in" fo:margin-top="0.0827in" fo:margin-bottom="0in" style:contextual-spacing="false" fo:line-height="115%" fo:text-indent="0in" style:auto-text-indent="false"/>
      <style:text-properties officeooo:paragraph-rsid="00166eed"/>
    </style:style>
    <style:style style:name="P12" style:family="paragraph" style:parent-style-name="Text_20_body">
      <loext:graphic-properties draw:fill-gradient-name="gradient" draw:fill-hatch-name="hatch"/>
      <style:paragraph-properties fo:margin-left="0in" fo:margin-right="0in" fo:text-indent="0in" style:auto-text-indent="false"/>
      <style:text-properties style:font-name="Fira Sans" fo:font-size="10pt" officeooo:paragraph-rsid="00166eed" style:font-size-asian="10pt" style:font-size-complex="10pt"/>
    </style:style>
    <style:style style:name="P13" style:family="paragraph" style:parent-style-name="Standard">
      <loext:graphic-properties draw:fill-gradient-name="gradient" draw:fill-hatch-name="hatch"/>
      <style:paragraph-properties fo:margin-left="0in" fo:margin-right="0in" fo:margin-top="0.0972in" fo:margin-bottom="0in" style:contextual-spacing="false" fo:line-height="115%" fo:text-align="start" style:justify-single-word="false" fo:text-indent="0in" style:auto-text-indent="false"/>
      <style:text-properties style:font-name="Fira Sans" fo:font-size="10pt" officeooo:paragraph-rsid="00166eed" style:font-size-asian="10pt" style:font-size-complex="10pt"/>
    </style:style>
    <style:style style:name="P14" style:family="paragraph" style:parent-style-name="Standard">
      <loext:graphic-properties draw:fill-gradient-name="gradient" draw:fill-hatch-name="hatch"/>
      <style:paragraph-properties fo:margin-left="0in" fo:margin-right="0in" fo:margin-top="0.0972in" fo:margin-bottom="0in" style:contextual-spacing="false" fo:line-height="115%" fo:text-align="start" style:justify-single-word="false" fo:text-indent="0in" style:auto-text-indent="false"/>
      <style:text-properties style:font-name="Fira Sans" fo:font-size="10pt" officeooo:paragraph-rsid="001e7686" style:font-size-asian="10pt" style:font-size-complex="10pt"/>
    </style:style>
    <style:style style:name="P15" style:family="paragraph" style:parent-style-name="Standard">
      <style:paragraph-properties fo:text-align="start" style:justify-single-word="false"/>
      <style:text-properties style:font-name="Fira Sans" fo:font-size="10pt" style:font-size-asian="10pt" style:font-size-complex="10pt"/>
    </style:style>
    <style:style style:name="P16" style:family="paragraph" style:parent-style-name="Standard">
      <style:paragraph-properties fo:text-align="start" style:justify-single-word="false"/>
      <style:text-properties style:font-name="Fira Sans" fo:font-size="10pt" officeooo:paragraph-rsid="001e7686" style:font-size-asian="10pt" style:font-size-complex="10pt"/>
    </style:style>
    <style:style style:name="P17" style:family="paragraph" style:parent-style-name="Standard">
      <loext:graphic-properties draw:fill-gradient-name="gradient" draw:fill-hatch-name="hatch"/>
      <style:paragraph-properties fo:margin-left="0in" fo:margin-right="0in" fo:text-align="start" style:justify-single-word="false" fo:text-indent="0in" style:auto-text-indent="false"/>
      <style:text-properties style:font-name="Fira Sans" fo:font-size="10pt" officeooo:paragraph-rsid="001e7686" style:font-size-asian="10pt" style:font-size-complex="10pt"/>
    </style:style>
    <style:style style:name="P18" style:family="paragraph" style:parent-style-name="Text_20_body">
      <loext:graphic-properties draw:fill-gradient-name="gradient" draw:fill-hatch-name="hatch"/>
      <style:paragraph-properties fo:margin-left="0in" fo:margin-right="0in" fo:text-indent="0in" style:auto-text-indent="false"/>
      <style:text-properties style:font-name="Calibri" fo:font-size="7.5pt" officeooo:paragraph-rsid="00166eed" style:font-size-asian="7.5pt"/>
    </style:style>
    <style:style style:name="P19" style:family="paragraph" style:parent-style-name="Title" style:master-page-name="Standard">
      <loext:graphic-properties draw:fill-gradient-name="gradient" draw:fill-hatch-name="hatch"/>
      <style:paragraph-properties fo:margin-left="0in" fo:margin-right="0in" fo:line-height="0.389in" fo:text-indent="0in" style:auto-text-indent="false" style:page-number="auto"/>
      <style:text-properties officeooo:paragraph-rsid="00166eed"/>
    </style:style>
    <style:style style:name="P20" style:family="paragraph" style:parent-style-name="Heading_20_1">
      <loext:graphic-properties draw:fill-gradient-name="gradient" draw:fill-hatch-name="hatch"/>
      <style:paragraph-properties fo:margin-left="0in" fo:margin-right="0in" fo:line-height="0.2583in" fo:text-indent="0in" style:auto-text-indent="false"/>
      <style:text-properties officeooo:paragraph-rsid="00166eed"/>
    </style:style>
    <style:style style:name="P21" style:family="paragraph" style:parent-style-name="Heading_20_1">
      <loext:graphic-properties draw:fill-gradient-name="gradient" draw:fill-hatch-name="hatch"/>
      <style:paragraph-properties fo:margin-left="0in" fo:margin-right="0in" fo:text-indent="0in" style:auto-text-indent="false"/>
      <style:text-properties officeooo:paragraph-rsid="00166eed"/>
    </style:style>
    <style:style style:name="P22" style:family="paragraph" style:parent-style-name="Preformatted_20_Text">
      <style:text-properties officeooo:rsid="00340ed1" officeooo:paragraph-rsid="00340ed1"/>
    </style:style>
    <style:style style:name="P23" style:family="paragraph" style:parent-style-name="Preformatted_20_Text">
      <style:text-properties fo:font-size="9pt" officeooo:paragraph-rsid="00340ed1" style:font-size-asian="9pt" style:font-size-complex="9pt"/>
    </style:style>
    <style:style style:name="P24" style:family="paragraph" style:parent-style-name="Preformatted_20_Text">
      <style:text-properties fo:font-size="9pt" officeooo:rsid="00340ed1" officeooo:paragraph-rsid="00340ed1" style:font-size-asian="9pt" style:font-size-complex="9pt"/>
    </style:style>
    <style:style style:name="P25" style:family="paragraph" style:parent-style-name="Text_20_body">
      <loext:graphic-properties draw:fill="none" draw:fill-gradient-name="gradient" draw:fill-hatch-name="hatch"/>
      <style:paragraph-properties fo:margin-left="0in" fo:margin-right="0in" fo:margin-top="0in" fo:margin-bottom="0.0972in" style:contextual-spacing="false" fo:line-height="115%" fo:text-indent="0in" style:auto-text-indent="false" fo:background-color="transparent"/>
      <style:text-properties style:font-name="Fira Sans" fo:font-size="10pt" officeooo:paragraph-rsid="00166eed" style:font-size-asian="10pt" style:font-size-complex="10pt"/>
    </style:style>
    <style:style style:name="P26" style:family="paragraph" style:parent-style-name="Text_20_body">
      <loext:graphic-properties draw:fill-gradient-name="gradient" draw:fill-hatch-name="hatch"/>
      <style:paragraph-properties fo:margin-left="0in" fo:margin-right="0in" fo:margin-top="0.0835in" fo:margin-bottom="0in" style:contextual-spacing="false" fo:text-indent="0in" style:auto-text-indent="false"/>
      <style:text-properties style:font-name="Fira Sans" fo:font-size="10pt" officeooo:paragraph-rsid="0019983f" style:font-size-asian="10pt" style:font-size-complex="10pt"/>
    </style:style>
    <style:style style:name="P27" style:family="paragraph" style:parent-style-name="Text_20_body">
      <loext:graphic-properties draw:fill-gradient-name="gradient" draw:fill-hatch-name="hatch"/>
      <style:paragraph-properties fo:margin-left="0in" fo:margin-right="0in" fo:text-indent="0in" style:auto-text-indent="false"/>
      <style:text-properties officeooo:paragraph-rsid="001ca9ff"/>
    </style:style>
    <style:style style:name="P28" style:family="paragraph" style:parent-style-name="Text_20_body">
      <style:text-properties officeooo:rsid="003b7e6b" officeooo:paragraph-rsid="003b7e6b"/>
    </style:style>
    <style:style style:name="T1" style:family="text">
      <style:text-properties fo:letter-spacing="-0.0016in"/>
    </style:style>
    <style:style style:name="T2" style:family="text">
      <style:text-properties fo:letter-spacing="-0.002in"/>
    </style:style>
    <style:style style:name="T3" style:family="text">
      <style:text-properties fo:letter-spacing="-0.0098in"/>
    </style:style>
    <style:style style:name="T4" style:family="text">
      <style:text-properties fo:letter-spacing="-0.0098in" officeooo:rsid="00310bca"/>
    </style:style>
    <style:style style:name="T5" style:family="text">
      <style:text-properties fo:letter-spacing="-0.0008in"/>
    </style:style>
    <style:style style:name="T6" style:family="text">
      <style:text-properties fo:letter-spacing="-0.0028in"/>
    </style:style>
    <style:style style:name="T7" style:family="text">
      <style:text-properties fo:letter-spacing="-0.0028in" fo:font-weight="bold" style:font-weight-asian="bold" style:font-weight-complex="bold"/>
    </style:style>
    <style:style style:name="T8" style:family="text">
      <style:text-properties fo:letter-spacing="-0.0071in"/>
    </style:style>
    <style:style style:name="T9" style:family="text">
      <style:text-properties fo:letter-spacing="-0.0055in"/>
    </style:style>
    <style:style style:name="T10" style:family="text">
      <style:text-properties fo:letter-spacing="-0.0047in"/>
    </style:style>
    <style:style style:name="T11" style:family="text">
      <style:text-properties fo:letter-spacing="-0.0161in"/>
    </style:style>
    <style:style style:name="T12" style:family="text">
      <style:text-properties style:font-name="Segoe UI"/>
    </style:style>
    <style:style style:name="T13" style:family="text">
      <style:text-properties style:font-name="Segoe UI" fo:letter-spacing="-0.0028in"/>
    </style:style>
    <style:style style:name="T14" style:family="text">
      <style:text-properties style:font-name="Segoe UI" fo:letter-spacing="-0.002in"/>
    </style:style>
    <style:style style:name="T15" style:family="text">
      <style:text-properties style:font-name="Segoe UI" fo:letter-spacing="-0.0016in"/>
    </style:style>
    <style:style style:name="T16" style:family="text">
      <style:text-properties style:font-name="Segoe UI" fo:letter-spacing="0.028in"/>
    </style:style>
    <style:style style:name="T17" style:family="text">
      <style:text-properties style:font-name="Segoe UI" officeooo:rsid="002a6b19"/>
    </style:style>
    <style:style style:name="T18" style:family="text">
      <style:text-properties style:font-name="Segoe UI" officeooo:rsid="002c1e5c"/>
    </style:style>
    <style:style style:name="T19" style:family="text">
      <style:text-properties style:font-name="Calibri"/>
    </style:style>
    <style:style style:name="T20" style:family="text">
      <style:text-properties style:font-name="Calibri" fo:letter-spacing="-0.0028in"/>
    </style:style>
    <style:style style:name="T21" style:family="text">
      <style:text-properties style:font-name="Calibri" fo:letter-spacing="-0.0035in"/>
    </style:style>
    <style:style style:name="T22" style:family="text">
      <style:text-properties style:font-name="Calibri" fo:letter-spacing="-0.0035in" officeooo:rsid="002a6b19"/>
    </style:style>
    <style:style style:name="T23" style:family="text">
      <style:text-properties style:font-name="Calibri" fo:letter-spacing="-0.0043in"/>
    </style:style>
    <style:style style:name="T24" style:family="text">
      <style:text-properties style:font-name="Calibri" fo:letter-spacing="-0.0043in" officeooo:rsid="002988cf"/>
    </style:style>
    <style:style style:name="T25" style:family="text">
      <style:text-properties style:font-name="Calibri" fo:letter-spacing="-0.0043in" officeooo:rsid="002a6b19"/>
    </style:style>
    <style:style style:name="T26" style:family="text">
      <style:text-properties style:font-name="Calibri" officeooo:rsid="002988cf"/>
    </style:style>
    <style:style style:name="T27" style:family="text">
      <style:text-properties style:font-name="Calibri" fo:font-weight="bold" style:font-weight-asian="bold" style:font-weight-complex="bold"/>
    </style:style>
    <style:style style:name="T28" style:family="text">
      <style:text-properties style:font-name="Calibri" officeooo:rsid="00432929"/>
    </style:style>
    <style:style style:name="T29" style:family="text">
      <style:text-properties fo:letter-spacing="-0.0035in"/>
    </style:style>
    <style:style style:name="T30" style:family="text">
      <style:text-properties fo:letter-spacing="-0.0035in" fo:font-weight="bold" style:font-weight-asian="bold" style:font-weight-complex="bold"/>
    </style:style>
    <style:style style:name="T31" style:family="text">
      <style:text-properties fo:letter-spacing="-0.0126in"/>
    </style:style>
    <style:style style:name="T32" style:family="text">
      <style:text-properties fo:letter-spacing="-0.011in"/>
    </style:style>
    <style:style style:name="T33" style:family="text">
      <style:text-properties fo:letter-spacing="-0.0091in"/>
    </style:style>
    <style:style style:name="T34" style:family="text">
      <style:text-properties fo:letter-spacing="-0.0102in"/>
    </style:style>
    <style:style style:name="T35" style:family="text">
      <style:text-properties fo:letter-spacing="-0.0102in" officeooo:rsid="00310bca"/>
    </style:style>
    <style:style style:name="T36" style:family="text">
      <style:text-properties fo:letter-spacing="-0.0075in"/>
    </style:style>
    <style:style style:name="T37" style:family="text">
      <style:text-properties fo:letter-spacing="-0.0063in"/>
    </style:style>
    <style:style style:name="T38" style:family="text">
      <style:text-properties officeooo:rsid="001ca9ff"/>
    </style:style>
    <style:style style:name="T39" style:family="text">
      <style:text-properties officeooo:rsid="001e7686"/>
    </style:style>
    <style:style style:name="T40" style:family="text">
      <style:text-properties fo:font-weight="bold" style:font-weight-asian="bold" style:font-weight-complex="bold"/>
    </style:style>
    <style:style style:name="T41" style:family="text">
      <style:text-properties officeooo:rsid="002d51d8"/>
    </style:style>
    <style:style style:name="T42" style:family="text">
      <style:text-properties officeooo:rsid="00310bca"/>
    </style:style>
    <style:style style:name="T43" style:family="text">
      <style:text-properties officeooo:rsid="0035d740"/>
    </style:style>
    <style:style style:name="T44" style:family="text">
      <style:text-properties officeooo:rsid="0036cfda"/>
    </style:style>
    <style:style style:name="T45" style:family="text">
      <style:text-properties officeooo:rsid="0037b3af"/>
    </style:style>
    <style:style style:name="T46" style:family="text">
      <style:text-properties officeooo:rsid="0039a657"/>
    </style:style>
    <style:style style:name="T47" style:family="text">
      <style:text-properties officeooo:rsid="003bc732"/>
    </style:style>
    <style:style style:name="T48" style:family="text">
      <style:text-properties officeooo:rsid="004010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Johann Jokob Peppler and Johannes Bender"/>Johann<text:span text:style-name="T8"> </text:span>Jokob<text:span text:style-name="T9"> </text:span>Peppler<text:span text:style-name="T9"> </text:span>and<text:span text:style-name="T9"> </text:span>Johannes<text:span text:style-name="T10"> </text:span><text:span text:style-name="T1">Benof</text:span></text:p>
      <text:p text:style-name="P5">Families<text:span text:style-name="T11"> </text:span>Genalogical<text:span text:style-name="T11"> </text:span>Details,<text:span text:style-name="T11"> </text:span>Background Information and Translations</text:p>
      <text:p text:style-name="P6"><text:span text:style-name="T12">The source of th</text:span><text:span text:style-name="T17">is</text:span><text:span text:style-name="T12"> information is the article </text:span><text:span text:style-name="T19">"Die Auswan</text:span><text:span text:style-name="T28">derer</text:span><text:span text:style-name="T19"> aus dem Kirchspiel Rodheim an of Bieber nach Nordamerika",</text:span><text:span text:style-name="T20"> </text:span><text:span text:style-name="T19">by</text:span><text:span text:style-name="T21"> </text:span><text:span text:style-name="T19">Ernst</text:span><text:span text:style-name="T20"> </text:span><text:span text:style-name="T19">Schmidt,</text:span><text:span text:style-name="T23"> </text:span><text:span text:style-name="T25">from </text:span><text:span text:style-name="T19">the</text:span><text:span text:style-name="T21"> </text:span><text:span text:style-name="T19">September</text:span><text:span text:style-name="T21"> </text:span><text:span text:style-name="T19">1989</text:span><text:span text:style-name="T21"> </text:span><text:span text:style-name="T19">edition</text:span><text:span text:style-name="T21"> </text:span><text:span text:style-name="T19">of</text:span><text:span text:style-name="T21"> </text:span><text:span text:style-name="T19">the</text:span><text:span text:style-name="T21"> </text:span><text:span text:style-name="T22">Hessian </text:span><text:span text:style-name="T19">genealogical magazine, </text:span><text:span text:style-name="T27">Hessische Familienkunde</text:span><text:span text:style-name="T19">, Band (Volume) 19, Heft (Issue) 7, pages 317-328.</text:span></text:p>
      <text:p text:style-name="P2"><text:span text:style-name="T18">Thje publisher was the</text:span><text:span text:style-name="T14"> </text:span><text:span text:style-name="T40">Arbeitsgemeinschaft</text:span><text:span text:style-name="T7"> </text:span><text:span text:style-name="T40">of</text:span><text:span text:style-name="T7"> </text:span><text:span text:style-name="T40">familienkundlichen</text:span><text:span text:style-name="T30"> </text:span><text:span text:style-name="T40">Gesellschaften</text:span><text:span text:style-name="T29"> </text:span>in<text:span text:style-name="T6"> </text:span><text:span text:style-name="T1">Hessen.</text:span></text:p>
      <text:p text:style-name="P7"><text:span text:style-name="T26">The translation of </text:span><text:span text:style-name="T19">“Die</text:span><text:span text:style-name="T21"> </text:span><text:span text:style-name="T19">Auswanofer</text:span><text:span text:style-name="T21"> </text:span><text:span text:style-name="T19">aus</text:span><text:span text:style-name="T21"> </text:span><text:span text:style-name="T19">dem</text:span><text:span text:style-name="T23"> </text:span><text:span text:style-name="T19">Kirchspiel</text:span><text:span text:style-name="T21"> </text:span><text:span text:style-name="T19">Rodheim</text:span><text:span text:style-name="T21"> </text:span><text:span text:style-name="T19">an</text:span><text:span text:style-name="T21"> </text:span><text:span text:style-name="T19">of</text:span><text:span text:style-name="T23"> </text:span><text:span text:style-name="T19">Bieber</text:span><text:span text:style-name="T21"> </text:span><text:span text:style-name="T19">nach</text:span><text:span text:style-name="T21"> </text:span><text:span text:style-name="T19">Nordamerika”</text:span><text:span text:style-name="T23"> </text:span><text:span text:style-name="T24">is </text:span><text:span text:style-name="T19">“The</text:span><text:span text:style-name="T21"> </text:span><text:span text:style-name="T19">Emigrants</text:span><text:span text:style-name="T21"> </text:span><text:span text:style-name="T19">from the parish of Rodheim on the Bieber (river) to North America”.</text:span></text:p>
      <text:h text:style-name="P1" text:outline-level="2"><text:bookmark text:name="Citationfor Page 317"/>Citation for<text:span text:style-name="T31"> </text:span>Page<text:span text:style-name="T32"> </text:span><text:span text:style-name="T29">317</text:span></text:h>
      <text:p text:style-name="P6"><text:span text:style-name="T19">"Die</text:span><text:span text:style-name="T21"> </text:span><text:span text:style-name="T19">Auswanofer</text:span><text:span text:style-name="T21"> </text:span><text:span text:style-name="T19">aus</text:span><text:span text:style-name="T23"> </text:span><text:span text:style-name="T19">dem</text:span><text:span text:style-name="T23"> </text:span><text:span text:style-name="T19">Kirchspiel</text:span><text:span text:style-name="T21"> </text:span><text:span text:style-name="T19">Rodheim</text:span><text:span text:style-name="T21"> </text:span><text:span text:style-name="T19">an</text:span><text:span text:style-name="T21"> </text:span><text:span text:style-name="T19">of</text:span><text:span text:style-name="T23"> </text:span><text:span text:style-name="T19">Bieber</text:span><text:span text:style-name="T21"> </text:span><text:span text:style-name="T19">nach</text:span><text:span text:style-name="T21"> </text:span><text:span text:style-name="T19">Nordamerika",</text:span><text:span text:style-name="T23"> </text:span><text:span text:style-name="T19">Ernst</text:span><text:span text:style-name="T20"> </text:span><text:span text:style-name="T19">Schmidt,</text:span><text:span text:style-name="T20"> </text:span><text:span text:style-name="T19">September</text:span><text:span text:style-name="T21"> </text:span><text:span text:style-name="T19">1989, Hessische Familienkunde, Band 19 Heft 7, page 317</text:span></text:p>
      <text:h text:style-name="P3" text:outline-level="2"><text:bookmark text:name="Information Concerning the Rodheim Emigr"/><text:span text:style-name="T41">General </text:span>Information<text:span text:style-name="T3"> </text:span>Concerning<text:span text:style-name="T3"> </text:span>the<text:span text:style-name="T33"> </text:span>Rodheim<text:span text:style-name="T3"> </text:span>Emigrants,<text:span text:style-name="T3"> </text:span>from<text:span text:style-name="T33"> </text:span>page<text:span text:style-name="T3"> </text:span><text:span text:style-name="T29">317</text:span></text:h>
      <text:p text:style-name="P8">Aufgeführt in alphabetischer Reihenfolge mit den Geburtsdaten und wenn vorhanden den Todesdaten in den<text:span text:style-name="T6"> </text:span>USA.<text:span text:style-name="T2"> </text:span>of<text:span text:style-name="T6"> </text:span>Zeitpunkt<text:span text:style-name="T2"> </text:span>of<text:span text:style-name="T34"> </text:span>Auswanofung<text:span text:style-name="T1"> </text:span>ist<text:span text:style-name="T2"> </text:span>leiof<text:span text:style-name="T6"> </text:span>nicht<text:span text:style-name="T2"> </text:span>in<text:span text:style-name="T6"> </text:span>allen<text:span text:style-name="T6"> </text:span>Fällen<text:span text:style-name="T6"> </text:span>angegeben.<text:span text:style-name="T2"> </text:span>Nicht<text:span text:style-name="T2"> </text:span>alle<text:span text:style-name="T6"> </text:span>Personen, welche ausgewanoft sind, gingen mit dieser<text:span text:style-name="T10"> </text:span>Absicht von hier weg, sonofn waren auch einige auf Wanofschaft und faßten dann den Entschluß zur Auswanofung.</text:p>
      <text:p text:style-name="P9">Personen<text:span text:style-name="T6"> </text:span>oof<text:span text:style-name="T6"> </text:span>Familien.<text:span text:style-name="T2"> </text:span>bei<text:span text:style-name="T2"> </text:span>denen<text:span text:style-name="T6"> </text:span>am<text:span text:style-name="T2"> </text:span>rechten<text:span text:style-name="T6"> </text:span>Rand<text:span text:style-name="T6"> </text:span>ein<text:span text:style-name="T6"> </text:span>K<text:span text:style-name="T2"> </text:span>steht,<text:span text:style-name="T2"> </text:span>bestehen<text:span text:style-name="T6"> </text:span>wieof<text:span text:style-name="T6"> </text:span>Kontakte<text:span text:style-name="T6"> </text:span>mit<text:span text:style-name="T2"> </text:span>hiesigen und Nachkommen in den USA.</text:p>
      <text:p text:style-name="P10">Listed<text:span text:style-name="T6"> </text:span>in<text:span text:style-name="T6"> </text:span>alphabetical<text:span text:style-name="T2"> </text:span>orof<text:span text:style-name="T6"> </text:span>with<text:span text:style-name="T6"> </text:span>dates<text:span text:style-name="T1"> </text:span>of<text:span text:style-name="T2"> </text:span>birth<text:span text:style-name="T6"> </text:span>and<text:span text:style-name="T6"> </text:span>dates<text:span text:style-name="T1"> </text:span>of<text:span text:style-name="T2"> </text:span>death<text:span text:style-name="T6"> </text:span>where<text:span text:style-name="T6"> </text:span>available<text:span text:style-name="T6"> </text:span>in<text:span text:style-name="T6"> </text:span>the<text:span text:style-name="T6"> </text:span>US.<text:span text:style-name="T2"> </text:span>Unfortunately, the date of emigration is not given in all cases. Not all people who emigrated left here with the intention to emigrate, but some were already on the move and then made the decision to emigrate.</text:p>
      <text:p text:style-name="P9">Individuals<text:span text:style-name="T5"> </text:span>or<text:span text:style-name="T1"> </text:span>families.<text:span text:style-name="T2"> </text:span>where<text:span text:style-name="T2"> </text:span>there<text:span text:style-name="T2"> </text:span>is<text:span text:style-name="T5"> </text:span>a<text:span text:style-name="T2"> </text:span>K<text:span text:style-name="T1"> </text:span>on<text:span text:style-name="T2"> </text:span>the<text:span text:style-name="T2"> </text:span>right-hand<text:span text:style-name="T2"> </text:span>side,<text:span text:style-name="T1"> </text:span>there<text:span text:style-name="T2"> </text:span>are<text:span text:style-name="T2"> </text:span>again<text:span text:style-name="T2"> </text:span>contacts<text:span text:style-name="T6"> </text:span>with<text:span text:style-name="T2"> </text:span>descendants here and in the USA.</text:p>
      <text:h text:style-name="P4" text:outline-level="2"><text:bookmark text:name="Citation for page 318"/>Citation<text:span text:style-name="T8"> </text:span>for<text:span text:style-name="T36"> </text:span>page<text:span text:style-name="T37"> </text:span><text:span text:style-name="T29">318</text:span></text:h>
      <text:p text:style-name="P6"><text:span text:style-name="T19">"Die</text:span><text:span text:style-name="T21"> </text:span><text:span text:style-name="T19">Auswanofer</text:span><text:span text:style-name="T21"> </text:span><text:span text:style-name="T19">aus</text:span><text:span text:style-name="T23"> </text:span><text:span text:style-name="T19">dem</text:span><text:span text:style-name="T23"> </text:span><text:span text:style-name="T19">Kirchspiel</text:span><text:span text:style-name="T21"> </text:span><text:span text:style-name="T19">Rodheim</text:span><text:span text:style-name="T21"> </text:span><text:span text:style-name="T19">an</text:span><text:span text:style-name="T21"> </text:span><text:span text:style-name="T19">of</text:span><text:span text:style-name="T23"> </text:span><text:span text:style-name="T19">Bieber</text:span><text:span text:style-name="T21"> </text:span><text:span text:style-name="T19">nach</text:span><text:span text:style-name="T21"> </text:span><text:span text:style-name="T19">Nordamerika",</text:span><text:span text:style-name="T23"> </text:span><text:span text:style-name="T19">Ernst</text:span><text:span text:style-name="T20"> </text:span><text:span text:style-name="T19">Schmidt,</text:span><text:span text:style-name="T20"> </text:span><text:span text:style-name="T19">September</text:span><text:span text:style-name="T21"> </text:span><text:span text:style-name="T19">1989, Hessische Familienkunde, Band 19 Heft 7, pages 317-318</text:span></text:p>
      <text:p text:style-name="P18"/>
      <text:h text:style-name="P21" text:outline-level="2"><text:span text:style-name="T42">B</text:span>eppler<text:span text:style-name="T3"> </text:span><text:span text:style-name="T4">(later Peppler) Emigrants </text:span><text:span text:style-name="T35">given on</text:span><text:span text:style-name="T3"> </text:span>page<text:span text:style-name="T34"> </text:span><text:span text:style-name="T29">318</text:span></text:h>
      <text:p text:style-name="Preformatted_20_Text"/>
      <text:p text:style-name="Preformatted_20_Text">Bepter, später Peppler,</text:p>
      <text:p text:style-name="Preformatted_20_Text">Bepter, Anna Elisabeth, geb. 24. 10. 1805, ausgewanoft</text:p>
      <text:p text:style-name="Preformatted_20_Text">1840</text:p>
      <text:p text:style-name="Preformatted_20_Text">Bepter, Johann Philipp, geb. 17. 11. 1822, ausgewanoft</text:p>
      <text:p text:style-name="Preformatted_20_Text">1847</text:p>
      <text:p text:style-name="Preformatted_20_Text">Bepler, Anna Elisabeth, geb. 17. 8. 1816, ausgewanoft</text:p>
      <text:p text:style-name="Preformatted_20_Text">1870</text:p>
      <text:p text:style-name="Preformatted_20_Text">Bepler, Konrad, son of Anna Elisabeth, geb. 9. 9.</text:p>
      <text:p text:style-name="Preformatted_20_Text"><text:soft-page-break/>1844, ausgewanoft 1870</text:p>
      <text:p text:style-name="Preformatted_20_Text">Bepler, Johann Jakob, geb. 24. 11. 1810</text:p>
      <text:p text:style-name="Preformatted_20_Text">Platt, Marie Magdalene, geb. 3. 1. 1810, married 24. 5. 1840</text:p>
      <text:p text:style-name="Preformatted_20_Text">Kin<text:span text:style-name="T47">der</text:span>:</text:p>
      <text:p text:style-name="Preformatted_20_Text">Ludwig, geb. 25. 1. 1843, Jakob, geb. 11. 11. 1845,</text:p>
      <text:p text:style-name="Preformatted_20_Text">ausgewanoft im April 1857, Georg Andreas, geb.</text:p>
      <text:p text:style-name="Preformatted_20_Text">29. 9. 1851</text:p>
      <text:p text:style-name="P22"/>
      <text:p text:style-name="P28"><text:span text:style-name="T40">Translation</text:span>:</text:p>
      <text:p text:style-name="P23">Bepter, <text:span text:style-name="T43">later</text:span>,</text:p>
      <text:p text:style-name="P23">Bepter, Anna Elisabeth, born 24 <text:span text:style-name="T44">October </text:span>10. 1805, emigrated</text:p>
      <text:p text:style-name="P23">1840</text:p>
      <text:p text:style-name="P23">Bepter, Johann Philipp, born 17 <text:span text:style-name="T44">November</text:span> 1822, emigrated</text:p>
      <text:p text:style-name="P23">1847</text:p>
      <text:p text:style-name="P23">Bepler, Anna Elisabeth, born 17 <text:span text:style-name="T44">August</text:span> 1816, emigrated</text:p>
      <text:p text:style-name="P23">1870</text:p>
      <text:p text:style-name="P23">Bepler, Konrad, son of Anna Elisabeth, born 9 <text:span text:style-name="T45">September</text:span></text:p>
      <text:p text:style-name="P23">1844, emigrated 1870</text:p>
      <text:p text:style-name="P23">Bepler, Johann Jakob, born 24 <text:span text:style-name="T45">November</text:span> 1810</text:p>
      <text:p text:style-name="P23">Platt, Marie Magdalene, born 3 <text:span text:style-name="T45">January</text:span> 1810, married 24 <text:span text:style-name="T45">May </text:span>1840</text:p>
      <text:p text:style-name="P23"><text:span text:style-name="T46">Children</text:span>:</text:p>
      <text:p text:style-name="P23">Ludwig, born 25 <text:span text:style-name="T46">January</text:span> 1843, Jakob, born 11 <text:span text:style-name="T46">November</text:span> 1845,</text:p>
      <text:p text:style-name="P23">emigrated <text:span text:style-name="T46">in</text:span> April 1857, Georg Andreas, born</text:p>
      <text:p text:style-name="P24">29 <text:span text:style-name="T46">September </text:span>1851</text:p>
      <text:p text:style-name="P26"><text:span text:style-name="T1"/></text:p>
      <text:h text:style-name="P20" text:outline-level="2"><text:bookmark text:name="Citation for page 326"/>Citation<text:span text:style-name="T8"> </text:span>for<text:span text:style-name="T36"> </text:span>page<text:span text:style-name="T37"> </text:span><text:span text:style-name="T29">326</text:span></text:h>
      <text:p text:style-name="P11"><text:span text:style-name="T19">"Die</text:span><text:span text:style-name="T21"> </text:span><text:span text:style-name="T19">Auswanofer</text:span><text:span text:style-name="T21"> </text:span><text:span text:style-name="T19">aus</text:span><text:span text:style-name="T23"> </text:span><text:span text:style-name="T19">dem</text:span><text:span text:style-name="T23"> </text:span><text:span text:style-name="T19">Kirchspiel</text:span><text:span text:style-name="T21"> </text:span><text:span text:style-name="T19">Rodheim</text:span><text:span text:style-name="T21"> </text:span><text:span text:style-name="T19">an</text:span><text:span text:style-name="T21"> </text:span><text:span text:style-name="T19">of</text:span><text:span text:style-name="T23"> </text:span><text:span text:style-name="T19">Bieber</text:span><text:span text:style-name="T21"> </text:span><text:span text:style-name="T19">nach</text:span><text:span text:style-name="T21"> </text:span><text:span text:style-name="T19">Nordamerika",</text:span><text:span text:style-name="T23"> </text:span><text:span text:style-name="T19">Ernst</text:span><text:span text:style-name="T20"> </text:span><text:span text:style-name="T19">Schmidt,</text:span><text:span text:style-name="T20"> </text:span><text:span text:style-name="T19">September</text:span><text:span text:style-name="T21"> </text:span><text:span text:style-name="T19">1989, Hessische Familienkunde, Band 19 Heft 7, page 326</text:span></text:p>
      <text:h text:style-name="P1" text:outline-level="2"><text:bookmark text:name="Johannes Bender Family Information, from"/><text:span text:style-name="T38">Friedrich and </text:span>Johannes<text:span text:style-name="T3"> </text:span>Benof<text:span text:style-name="T33"> </text:span>Famil<text:span text:style-name="T38">ies</text:span><text:span text:style-name="T3"> </text:span>Information,<text:span text:style-name="T34"> </text:span>from<text:span text:style-name="T3"> </text:span>page<text:span text:style-name="T33"> </text:span><text:span text:style-name="T29">326</text:span></text:h>
      <text:p text:style-name="Preformatted_20_Text"><text:span text:style-name="T12">Eintrag in of Kirchenchronik zu Northeim: Nachdem schon vorher aus den Kirchenspielorten manche Familien, wie auch einzelne</text:span><text:span text:style-name="T16"> </text:span><text:span text:style-name="T12">einzelne Personen ausgewanoft waren, zogen im Jahr 1840 an die 60 Personen von hier und Bieber dahin ab. Da sind größtenteils of ärmeren Klasse angehörten, wurden sie von</text:span><text:span text:style-name="T15"> </text:span><text:span text:style-name="T12">of</text:span><text:span text:style-name="T15"> </text:span><text:span text:style-name="T12">Gemeinde</text:span><text:span text:style-name="T15"> </text:span><text:span text:style-name="T12">mit</text:span><text:span text:style-name="T14"> </text:span><text:span text:style-name="T12">beinahe</text:span><text:span text:style-name="T15"> </text:span><text:span text:style-name="T12">3000</text:span><text:span text:style-name="T14"> </text:span><text:span text:style-name="T12">Gulden</text:span><text:span text:style-name="T15"> </text:span><text:span text:style-name="T12">unterstützt.</text:span><text:span text:style-name="T15"> </text:span><text:span text:style-name="T12">Dazu</text:span><text:span text:style-name="T15"> </text:span><text:span text:style-name="T12">verwendete</text:span><text:span text:style-name="T14"> </text:span><text:span text:style-name="T12">man</text:span><text:span text:style-name="T15"> </text:span><text:span text:style-name="T12">das</text:span><text:span text:style-name="T14"> </text:span><text:span text:style-name="T12">Geld,</text:span><text:span text:style-name="T15"> </text:span><text:span text:style-name="T12">welches</text:span><text:span text:style-name="T14"> </text:span><text:span text:style-name="T12">man</text:span><text:span text:style-name="T15"> </text:span><text:span text:style-name="T12">aus einem größeren Waldeinschlag erlöst hatte.</text:span></text:p>
      <text:p text:style-name="P9"><text:span text:style-name="T12">Entry in the church chronicle of Rodheim: After some families and individuals had already emigrated from the church venues, around 60 people left here and Bieber in 1840. Since most of them belonged to the poorer</text:span><text:span text:style-name="T14"> </text:span><text:span text:style-name="T12">class,</text:span><text:span text:style-name="T13"> </text:span><text:span text:style-name="T12">they</text:span><text:span text:style-name="T14"> </text:span><text:span text:style-name="T12">were</text:span><text:span text:style-name="T14"> </text:span><text:span text:style-name="T12">supported</text:span><text:span text:style-name="T13"> </text:span><text:span text:style-name="T12">by</text:span><text:span text:style-name="T14"> </text:span><text:span text:style-name="T12">the</text:span><text:span text:style-name="T14"> </text:span><text:span text:style-name="T12">municipality</text:span><text:span text:style-name="T14"> </text:span><text:span text:style-name="T12">with</text:span><text:span text:style-name="T14"> </text:span><text:span text:style-name="T12">almost</text:span><text:span text:style-name="T13"> </text:span><text:span text:style-name="T12">3000</text:span><text:span text:style-name="T13"> </text:span><text:span text:style-name="T12">guilofs.</text:span><text:span text:style-name="T14"> </text:span><text:span text:style-name="T12">The</text:span><text:span text:style-name="T14"> </text:span><text:span text:style-name="T12">money</text:span><text:span text:style-name="T14"> </text:span><text:span text:style-name="T12">that</text:span><text:span text:style-name="T13"> </text:span><text:span text:style-name="T12">had</text:span><text:span text:style-name="T14"> </text:span><text:span text:style-name="T12">been redeemed from a larger forest felling was used for this purpose.</text:span></text:p>
      <text:p text:style-name="P13">Benof , Johann Friedrich, geb. 27. 8. 1804</text:p>
      <text:p text:style-name="P15">Rühl, Eleonore Christine, geb. 20. 3. 1803, married 14. 2.</text:p>
      <text:p text:style-name="P15">1833</text:p>
      <text:p text:style-name="P15">Kind: Anna Marie, geb. 8. 2. 1835, ausgewanoft 1836</text:p>
      <text:p text:style-name="P25"/>
      <text:p text:style-name="Preformatted_20_Text">Benof , Johannes, geb. 9. 8. 1808</text:p>
      <text:p text:style-name="Preformatted_20_Text">Rühl, Katharine Elisabeth, geb. 8. 7. 1809, married 8. 11. 1835 Kinof :</text:p>
      <text:p text:style-name="Preformatted_20_Text">Eleonore, geb. 17. 3. 1833, Anna Margarethe, geb.</text:p>
      <text:p text:style-name="Preformatted_20_Text">2. 6. 1835, ausgewanoft 1840</text:p>
      <text:p text:style-name="Preformatted_20_Text"/>
      <text:p text:style-name="P27"><text:span text:style-name="T38">Translation:</text:span></text:p>
      <text:p text:style-name="P14">Benof , Johann Friedrich, <text:span text:style-name="T39">born </text:span>27 <text:span text:style-name="T39">August </text:span>1804</text:p>
      <text:p text:style-name="P16"><text:soft-page-break/>Rühl, Eleonore Christine, <text:span text:style-name="T39">born </text:span><text:s/>20 <text:span text:style-name="T39">March </text:span>1803, <text:span text:style-name="T39">married </text:span>14 <text:span text:style-name="T39">February </text:span>1833</text:p>
      <text:p text:style-name="P17">Kind: Anna Marie, <text:span text:style-name="T39">born 8 February </text:span>1835, <text:span text:style-name="T39">emigrated</text:span> 1836</text:p>
      <text:p text:style-name="P12"/>
      <text:p text:style-name="Preformatted_20_Text"><text:span text:style-name="T48">Kinder</text:span>of, Johannes,born 9 August 1808</text:p>
      <text:p text:style-name="Preformatted_20_Text">Rühl, Katharine Elisabeth,born 8 July 1809, married 8 November 1835 Children:</text:p>
      <text:p text:style-name="Preformatted_20_Text">Eleonore, born 17 March 1833, Anna Margarethe, born 2 June 1835, emigrated 18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ce style:name="Calibri1" svg:font-family="Calibri" style:font-family-generic="system" style:font-pitch="variable"/>
    <style:font-face style:name="DejaVu Sans Mono" svg:font-family="'DejaVu Sans Mono'" style:font-family-generic="modern" style:font-pitch="fixed"/>
    <style:font-face style:name="Fira Sans" svg:font-family="'Fira Sans'" style:font-family-generic="swiss" style:font-pitch="variable"/>
    <style:font-face style:name="Lato" svg:font-family="Lato"/>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ce style:name="Segoe UI1" svg:font-family="'Segoe U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ato" fo:font-size="10.5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ato" fo:font-size="10.5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fo:font-size="13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name="Lato" fo:font-family="Lato"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ato" fo:font-family="Lato" fo:font-size="10.5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ato" fo:font-family="Lato"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Standard" style:class="chapter">
      <style:paragraph-properties fo:margin-left="0.0791in" fo:margin-right="0in" fo:text-indent="0in" style:auto-text-indent="false"/>
      <style:text-properties style:font-name="Calibri" fo:font-family="Calibri" fo:font-size="24pt" fo:language="de" fo:country="DE" fo:font-weight="bold" style:font-name-asian="Calibri1" style:font-family-asian="Calibri" style:font-family-generic-asian="system" style:font-pitch-asian="variable" style:font-size-asian="24pt" style:language-asian="en" style:country-asian="US" style:font-weight-asian="bold" style:font-name-complex="Calibri1" style:font-family-complex="Calibri" style:font-family-generic-complex="system" style:font-pitch-complex="variable" style:font-size-complex="24pt" style:language-complex="ar" style:country-complex="SA" style:font-weight-complex="bold"/>
    </style:style>
    <style:style style:name="Heading_20_1" style:display-name="Heading 1" style:family="paragraph" style:parent-style-name="Standard" style:default-outline-level="2" style:list-style-name="" style:class="text">
      <style:paragraph-properties fo:margin-left="0.0791in" fo:margin-right="0in" fo:text-indent="0in" style:auto-text-indent="false"/>
      <style:text-properties style:font-name="Segoe UI" fo:font-family="'Segoe UI'" fo:font-size="14pt" fo:language="de" fo:country="DE" fo:font-weight="bold" style:font-name-asian="Segoe UI1" style:font-family-asian="'Segoe UI'" style:font-family-generic-asian="system" style:font-pitch-asian="variable" style:font-size-asian="14pt" style:language-asian="en" style:country-asian="US" style:font-weight-asian="bold" style:font-name-complex="Segoe UI1" style:font-family-complex="'Segoe UI'" style:font-family-generic-complex="system" style:font-pitch-complex="variable" style:font-size-complex="14pt" style:language-complex="ar" style:country-complex="SA"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362in" fo:margin-bottom="0.1945in" fo:margin-left="0.7083in" fo:margin-right="0.72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H2M49S</meta:editing-duration>
    <meta:editing-cycles>32</meta:editing-cycles>
    <meta:generator>LibreOffice/7.3.4.2$Windows_X86_64 LibreOffice_project/728fec16bd5f605073805c3c9e7c4212a0120dc5</meta:generator>
    <dc:date>2022-08-09T10:59:22.994000000</dc:date>
    <meta:document-statistic meta:table-count="0" meta:image-count="0" meta:object-count="0" meta:page-count="3" meta:paragraph-count="66" meta:word-count="761" meta:character-count="4800" meta:non-whitespace-character-count="4104"/>
  </office:meta>
</office:document-meta>
</file>